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53d3" officeooo:paragraph-rsid="001c53d3"/>
    </style:style>
    <style:style style:name="P2" style:family="paragraph" style:parent-style-name="Standard">
      <style:text-properties officeooo:rsid="001f4353" officeooo:paragraph-rsid="001f4353"/>
    </style:style>
    <style:style style:name="P3" style:family="paragraph" style:parent-style-name="Standard">
      <style:text-properties officeooo:rsid="0022a3ca" officeooo:paragraph-rsid="0022a3ca"/>
    </style:style>
    <style:style style:name="P4" style:family="paragraph" style:parent-style-name="Standard">
      <style:text-properties officeooo:rsid="0023ba96" officeooo:paragraph-rsid="0023ba96"/>
    </style:style>
    <style:style style:name="P5" style:family="paragraph" style:parent-style-name="Standard">
      <style:text-properties officeooo:rsid="0024865b" officeooo:paragraph-rsid="0024865b"/>
    </style:style>
    <style:style style:name="P6" style:family="paragraph" style:parent-style-name="Standard">
      <style:text-properties officeooo:rsid="00255f23" officeooo:paragraph-rsid="00255f23"/>
    </style:style>
    <style:style style:name="P7" style:family="paragraph" style:parent-style-name="Standard">
      <style:text-properties officeooo:rsid="0027adfe" officeooo:paragraph-rsid="0027adfe"/>
    </style:style>
    <style:style style:name="P8" style:family="paragraph" style:parent-style-name="Standard">
      <style:text-properties officeooo:rsid="002c9da9" officeooo:paragraph-rsid="002c9da9"/>
    </style:style>
    <style:style style:name="P9" style:family="paragraph" style:parent-style-name="Standard">
      <style:text-properties officeooo:rsid="002da260" officeooo:paragraph-rsid="002da260"/>
    </style:style>
    <style:style style:name="P10" style:family="paragraph" style:parent-style-name="Standard">
      <style:text-properties officeooo:rsid="002fdc5f" officeooo:paragraph-rsid="002fdc5f"/>
    </style:style>
    <style:style style:name="P11" style:family="paragraph" style:parent-style-name="Standard">
      <style:text-properties officeooo:rsid="003307c2" officeooo:paragraph-rsid="003307c2"/>
    </style:style>
    <style:style style:name="P12" style:family="paragraph" style:parent-style-name="Standard">
      <style:text-properties officeooo:rsid="00338cf4" officeooo:paragraph-rsid="00338cf4"/>
    </style:style>
    <style:style style:name="P13" style:family="paragraph" style:parent-style-name="Standard">
      <style:text-properties officeooo:rsid="003438b1" officeooo:paragraph-rsid="003438b1"/>
    </style:style>
    <style:style style:name="P14" style:family="paragraph" style:parent-style-name="Standard">
      <style:text-properties officeooo:rsid="0034c617" officeooo:paragraph-rsid="0034c617"/>
    </style:style>
    <style:style style:name="P15" style:family="paragraph" style:parent-style-name="Standard">
      <style:text-properties officeooo:rsid="0035ae74" officeooo:paragraph-rsid="0035ae74"/>
    </style:style>
    <style:style style:name="P16" style:family="paragraph" style:parent-style-name="Standard">
      <style:text-properties officeooo:rsid="00368f9a" officeooo:paragraph-rsid="00368f9a"/>
    </style:style>
    <style:style style:name="P17" style:family="paragraph" style:parent-style-name="Standard">
      <style:text-properties officeooo:rsid="0036b091" officeooo:paragraph-rsid="0036b091"/>
    </style:style>
    <style:style style:name="P18" style:family="paragraph" style:parent-style-name="Standard">
      <style:text-properties officeooo:rsid="003b1259" officeooo:paragraph-rsid="003b1259"/>
    </style:style>
    <style:style style:name="P19" style:family="paragraph" style:parent-style-name="Standard">
      <style:text-properties officeooo:rsid="003ce3f2" officeooo:paragraph-rsid="003ce3f2"/>
    </style:style>
    <style:style style:name="P20" style:family="paragraph" style:parent-style-name="Standard">
      <style:text-properties officeooo:rsid="003fad53" officeooo:paragraph-rsid="003fad53"/>
    </style:style>
    <style:style style:name="P21" style:family="paragraph" style:parent-style-name="Standard">
      <style:text-properties officeooo:rsid="00412ea2" officeooo:paragraph-rsid="00412ea2"/>
    </style:style>
    <style:style style:name="P22" style:family="paragraph" style:parent-style-name="Standard">
      <style:text-properties officeooo:rsid="0041ec11" officeooo:paragraph-rsid="0041ec11"/>
    </style:style>
    <style:style style:name="P23" style:family="paragraph" style:parent-style-name="Standard">
      <style:text-properties officeooo:rsid="00422a7c" officeooo:paragraph-rsid="00422a7c"/>
    </style:style>
    <style:style style:name="P24" style:family="paragraph" style:parent-style-name="Standard">
      <style:text-properties officeooo:rsid="00438e2b" officeooo:paragraph-rsid="00438e2b"/>
    </style:style>
    <style:style style:name="P25" style:family="paragraph" style:parent-style-name="Standard">
      <style:text-properties officeooo:rsid="004453ce" officeooo:paragraph-rsid="004453ce"/>
    </style:style>
    <style:style style:name="P26" style:family="paragraph" style:parent-style-name="Standard">
      <style:text-properties officeooo:rsid="0045d85f" officeooo:paragraph-rsid="0045d85f"/>
    </style:style>
    <style:style style:name="P27" style:family="paragraph" style:parent-style-name="Standard">
      <style:text-properties officeooo:rsid="00478950" officeooo:paragraph-rsid="00478950"/>
    </style:style>
    <style:style style:name="P28" style:family="paragraph" style:parent-style-name="Standard">
      <style:text-properties officeooo:rsid="00487f89" officeooo:paragraph-rsid="00487f89"/>
    </style:style>
    <style:style style:name="P29" style:family="paragraph" style:parent-style-name="Standard">
      <style:text-properties officeooo:rsid="0048f854" officeooo:paragraph-rsid="0048f854"/>
    </style:style>
    <style:style style:name="P30" style:family="paragraph" style:parent-style-name="Standard">
      <style:text-properties officeooo:rsid="0049b73d" officeooo:paragraph-rsid="0049b73d"/>
    </style:style>
    <style:style style:name="P31" style:family="paragraph" style:parent-style-name="Standard">
      <style:text-properties officeooo:rsid="0049eef1" officeooo:paragraph-rsid="0049eef1"/>
    </style:style>
    <style:style style:name="P32" style:family="paragraph" style:parent-style-name="Standard">
      <style:text-properties officeooo:rsid="004aac39" officeooo:paragraph-rsid="004aac39"/>
    </style:style>
    <style:style style:name="P33" style:family="paragraph" style:parent-style-name="Standard">
      <style:text-properties officeooo:rsid="004dca3d" officeooo:paragraph-rsid="004dca3d"/>
    </style:style>
    <style:style style:name="P34" style:family="paragraph" style:parent-style-name="Standard">
      <style:text-properties officeooo:rsid="004e5976" officeooo:paragraph-rsid="004e5976"/>
    </style:style>
    <style:style style:name="P35" style:family="paragraph" style:parent-style-name="Standard">
      <style:text-properties officeooo:rsid="00516665" officeooo:paragraph-rsid="00516665"/>
    </style:style>
    <style:style style:name="P36" style:family="paragraph" style:parent-style-name="Standard">
      <style:text-properties officeooo:rsid="00517714" officeooo:paragraph-rsid="00517714"/>
    </style:style>
    <style:style style:name="T1" style:family="text">
      <style:text-properties officeooo:rsid="00213967"/>
    </style:style>
    <style:style style:name="T2" style:family="text">
      <style:text-properties officeooo:rsid="00267637"/>
    </style:style>
    <style:style style:name="T3" style:family="text">
      <style:text-properties officeooo:rsid="002969c8"/>
    </style:style>
    <style:style style:name="T4" style:family="text">
      <style:text-properties officeooo:rsid="002b1f61"/>
    </style:style>
    <style:style style:name="T5" style:family="text">
      <style:text-properties officeooo:rsid="002e60bd"/>
    </style:style>
    <style:style style:name="T6" style:family="text">
      <style:text-properties officeooo:rsid="0030a568"/>
    </style:style>
    <style:style style:name="T7" style:family="text">
      <style:text-properties officeooo:rsid="00313490"/>
    </style:style>
    <style:style style:name="T8" style:family="text">
      <style:text-properties officeooo:rsid="0031c3d2"/>
    </style:style>
    <style:style style:name="T9" style:family="text">
      <style:text-properties officeooo:rsid="00334faa"/>
    </style:style>
    <style:style style:name="T10" style:family="text">
      <style:text-properties officeooo:rsid="0035d720"/>
    </style:style>
    <style:style style:name="T11" style:family="text">
      <style:text-properties officeooo:rsid="00384b83"/>
    </style:style>
    <style:style style:name="T12" style:family="text">
      <style:text-properties officeooo:rsid="003934c2"/>
    </style:style>
    <style:style style:name="T13" style:family="text">
      <style:text-properties officeooo:rsid="003ce652"/>
    </style:style>
    <style:style style:name="T14" style:family="text">
      <style:text-properties officeooo:rsid="004083cc"/>
    </style:style>
    <style:style style:name="T15" style:family="text">
      <style:text-properties officeooo:rsid="00439e76"/>
    </style:style>
    <style:style style:name="T16" style:family="text">
      <style:text-properties officeooo:rsid="00465fb7"/>
    </style:style>
    <style:style style:name="T17" style:family="text">
      <style:text-properties officeooo:rsid="004c6bc1"/>
    </style:style>
    <style:style style:name="T18" style:family="text">
      <style:text-properties officeooo:rsid="004fc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oyment rate, graduation employment rate remains stable in China. <text:span text:style-name="T1">Graduation employment remains table in China.</text:span></text:p>
      <text:p text:style-name="P2">Ultrasonic plastic plastic welding machine, ultrasonic plastic plastic welding machine.</text:p>
      <text:p text:style-name="P3">Dry cough, dry cough. 10 home remedies for dry cough. 10 home remedies for dry cough.</text:p>
      <text:p text:style-name="P4">Former Soviet Union, The collapse of Former Soviet Union. The Kremlin in Moscow is the final resting place of most leaders of former Soviet Union.</text:p>
      <text:p text:style-name="P5">Georgia State in US, Georgia State in US.</text:p>
      <text:p text:style-name="P6">Approximately equal symbol, approximately equal symbol. <text:span text:style-name="T2">Approximately equal symbol.</text:span></text:p>
      <text:p text:style-name="P7">Roughly, roughly, you spend roughly one out three of your life asleep. You spend roughly one out three of your life asleep. <text:span text:style-name="T3">Roughly speaking, it’s 7 million population in Yantai City. </text:span><text:span text:style-name="T4">Roughly speaking, it’s 7 million population in Yantai City.</text:span></text:p>
      <text:p text:style-name="P8">Hi, BYD, open the sunroof. Hi, BYD! Open the sunroof.</text:p>
      <text:p text:style-name="P9">Sense of belongings. Sense of belongings. <text:span text:style-name="T5">How to create a sense of belongings in Your team?</text:span></text:p>
      <text:p text:style-name="P10">Leisure, leisure time. Spare time. <text:s/><text:span text:style-name="T6">Teenagers spending leisure time in a park. </text:span><text:span text:style-name="T7">Teenagers spending leisure time in a park. </text:span><text:span text:style-name="T8">What do you do in your leisure time? What do you do in a leisure time?</text:span></text:p>
      <text:p text:style-name="P11">After many years of infertility, you can still get pregnant naturally. Pregnant immediately after 1 treatment, <text:span text:style-name="T9">infertility treatment pills, no side effects, low cost and quick effect.</text:span></text:p>
      <text:p text:style-name="P12">In the coming days, in the coming hours, Israel bombs Lebanon. Israel bombs Lebanon.</text:p>
      <text:p text:style-name="P13">Look back, turn around. Step aside, step forward, push forward, pull back.</text:p>
      <text:p text:style-name="P13">NASA astronaut, astronomer, astronaut, astronomer.</text:p>
      <text:p text:style-name="P14">Do not step on the manhole cover. It was US captain who throw out manhole cover and hit the car.</text:p>
      <text:p text:style-name="P15">I don’t know how to take good care of them, but I know how to ignore their tantrums. <text:span text:style-name="T10">Tantrums.</text:span></text:p>
      <text:p text:style-name="P16">It’s up to you. It’s up to you. Keep that in mind. Keep that in mind.</text:p>
      <text:p text:style-name="P17">Treadmill, why is China installing treadmills so fast? <text:span text:style-name="T11">Treadmills landmark, harnessing the wind, </text:span><text:span text:style-name="T12">the role of treadmills, a renewable energy source.</text:span></text:p>
      <text:p text:style-name="P18">Beetroot, beetroot, beetroot facts and health benefits, nutritional value.</text:p>
      <text:p text:style-name="P19">Falcon heavy versus Starship, <text:s/><text:span text:style-name="T13">Falcon Heavy Rocket, Startship.</text:span></text:p>
      <text:p text:style-name="P20">Many times, numerous times. Numerous America Flags blowing in the wind. <text:span text:style-name="T14">Few, several, many, numerous, countless. </text:span></text:p>
      <text:p text:style-name="P21">What is tidal waves? What is tidal waves? What is tidal waves?</text:p>
      <text:p text:style-name="P22">I was inside for 9 months, how dare do you take out without asking my permissions? I was inside for 9 months, how dare do you take me out without asking my permissions?</text:p>
      <text:p text:style-name="P23">It’s so expensive to have 2 children in daycare. Do your children go to preschool or daycare? </text:p>
      <text:p text:style-name="P24">I pick my daughter up from daycare. <text:s/><text:span text:style-name="T15">Their toddlers attend daycare.</text:span></text:p>
      <text:p text:style-name="P25">Left Wing and Right Wing in US, what’s the difference?</text:p>
      <text:p text:style-name="P26">Pseudo color image, gray level image to pseudo color transform. <text:span text:style-name="T16">She writes under a pseudonym. Shell is pseudonym, My real name is.</text:span></text:p>
      <text:p text:style-name="P27">What’s your purpose to America? <text:s/>Business travel. On business. To visit a friend. To study. Sightseeing. </text:p>
      <text:p text:style-name="P28">Kilometer, meter, centimeter, millimeter, micrometer, nanometer.</text:p>
      <text:p text:style-name="P29">Incredible giant cactus in Mexico desert. Incredible giant cactus in Mexico desert.</text:p>
      <text:p text:style-name="P30">Understanding the basic rhythm of music. Understanding the basic rhythm of music.</text:p>
      <text:p text:style-name="P31">Lift, elevator, escalator. Lift, elevator, escalator. We don’t want to escalate the war.</text:p>
      <text:p text:style-name="P32">What does bad meat smell like? It’s stinky. It’s stinky. </text:p>
      <text:p text:style-name="P32">The room smelled of rotten vegetables. <text:span text:style-name="T17">The room smelled of rotten vegetables.</text:span></text:p>
      <text:p text:style-name="P33">Don’t eat rotten meat and vegetables, throw them away.</text:p>
      <text:p text:style-name="P34">The tire-<text:span text:style-name="T18">s</text:span>haped robot from China patrols streets and deploys tear gas to catch criminals.</text:p>
      <text:p text:style-name="P35">The tire shaped robot from China patrols streets and deploys tear gas to catch criminals.</text:p>
      <text:p text:style-name="P36">Rock, paper, scissors. Rock paper, scissors. Shoot. Shoot.</text:p>
      <text:p text:style-name="P36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5:31:07.122082593</meta:creation-date>
    <dc:date>2025-05-30T15:58:02.187131495</dc:date>
    <meta:editing-duration>PT26M29S</meta:editing-duration>
    <meta:editing-cycles>56</meta:editing-cycles>
    <meta:generator>LibreOffice/24.8.7.2$Linux_X86_64 LibreOffice_project/480$Build-2</meta:generator>
    <meta:document-statistic meta:table-count="0" meta:image-count="0" meta:object-count="0" meta:page-count="1" meta:paragraph-count="38" meta:word-count="583" meta:character-count="3601" meta:non-whitespace-character-count="3048"/>
  </office:meta>
</office:document-meta>
</file>